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8" style:family="graphic" style:parent-style-name="objectwithoutfill">
      <style:graphic-properties draw:marker-end="Arrow" draw:marker-end-width="0.254cm" draw:marker-end-center="true" draw:fill="none" draw:textarea-horizontal-align="center"/>
    </style:style>
    <style:style style:name="gr9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10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1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4" style:family="graphic" style:parent-style-name="objectwithoutfill">
      <style:graphic-properties draw:marker-start="Arrow" draw:marker-start-width="0.254cm" draw:marker-start-center="true" draw:marker-end="Arrow" draw:marker-end-width="0.254cm" draw:marker-end-center="true" draw:fill="none" draw:textarea-horizontal-align="center"/>
    </style:style>
    <style:style style:name="gr15" style:family="graphic" style:parent-style-name="objectwithoutfill">
      <style:graphic-properties draw:marker-end="Arrow" draw:marker-end-width="0.254cm" draw:marker-end-center="true"/>
    </style:style>
    <style:style style:name="gr16" style:family="graphic" style:parent-style-name="standard">
      <style:graphic-properties draw:marker-end="Arrow" draw:marker-end-width="0.254cm" draw:marker-end-center="true" draw:textarea-horizontal-align="center"/>
    </style:style>
    <style:style style:name="gr17" style:family="graphic" style:parent-style-name="objectwithoutfill">
      <style:graphic-properties svg:stroke-width="0.15cm" svg:stroke-color="#ff3333" draw:marker-start-width="0.525cm" draw:marker-end-width="0.525cm" draw:fill="none" draw:textarea-horizontal-align="center" fo:padding-top="0.1cm" fo:padding-bottom="0.1cm" fo:padding-left="0.126cm" fo:padding-right="0.126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5" draw:id="id25" draw:layer="layout" svg:width="0.548cm" svg:height="0.333cm" svg:x="18.724cm" svg:y="7.957cm">
          <text:p/>
        </draw:rect>
        <draw:frame draw:style-name="gr2" draw:text-style-name="P2" draw:layer="layout" svg:width="2.504cm" svg:height="0.9cm" svg:x="1.599cm" svg:y="1.55cm">
          <draw:text-box>
            <text:p><text:span text:style-name="T1">TOE/TXe</text:span></text:p>
          </draw:text-box>
        </draw:frame>
        <draw:g>
          <draw:polyline draw:style-name="gr3" draw:layer="layout" svg:width="0.249cm" svg:height="0.499cm" svg:x="1.5cm" svg:y="12.8cm" svg:viewBox="0 0 250 500" draw:points="0,0 250,250 0,500">
            <text:p/>
          </draw:polyline>
          <draw:frame draw:style-name="gr4" draw:text-style-name="P3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6" draw:layer="layout" svg:x1="1.5cm" svg:y1="12.55cm" svg:x2="1.75cm" svg:y2="12.55cm">
            <text:p/>
          </draw:line>
        </draw:g>
        <draw:rect draw:style-name="gr7" draw:text-style-name="P5" xml:id="id24" draw:id="id24" draw:layer="layout" svg:width="2.867cm" svg:height="1.115cm" svg:x="14.461cm" svg:y="6.475cm">
          <text:p text:style-name="P4"><text:span text:style-name="T3">Mrd</text:span></text:p>
          <text:p text:style-name="P4"><text:span text:style-name="T4"><text:s text:c="4"/></text:span><text:span text:style-name="T4">MemoryReader</text:span><text:span text:style-name="T3"> </text:span></text:p>
        </draw:rect>
        <draw:rect draw:style-name="gr1" draw:text-style-name="P1" xml:id="id16" draw:id="id16" draw:layer="layout" svg:width="1.004cm" svg:height="0.25cm" svg:x="12.071cm" svg:y="3.528cm">
          <text:p/>
        </draw:rect>
        <draw:rect draw:style-name="gr1" draw:text-style-name="P1" xml:id="id18" draw:id="id18" draw:layer="layout" svg:width="1.004cm" svg:height="0.249cm" svg:x="12.071cm" svg:y="3.931cm">
          <text:p/>
        </draw:rect>
        <draw:connector draw:style-name="gr8" draw:layer="layout" svg:x1="4.794cm" svg:y1="11.791cm" svg:x2="6.054cm" svg:y2="12.913cm" draw:start-shape="id1" draw:start-glue-point="2" draw:end-shape="id2" draw:end-glue-point="0" svg:d="M4794 11791v561h1260v561">
          <text:p/>
        </draw:connector>
        <draw:rect draw:style-name="gr9" draw:text-style-name="P6" xml:id="id2" draw:id="id2" draw:layer="layout" svg:width="3.073cm" svg:height="0.559cm" svg:x="4.518cm" svg:y="12.913cm">
          <text:p><text:span text:style-name="T5">L3MUX</text:span></text:p>
        </draw:rect>
        <draw:connector draw:style-name="gr8" draw:layer="layout" svg:x1="7.708cm" svg:y1="10.891cm" svg:x2="6.237cm" svg:y2="10.891cm" draw:start-shape="id3" draw:start-glue-point="3" draw:end-shape="id4" draw:end-glue-point="1" svg:d="M7708 10891h-1471">
          <text:p/>
        </draw:connector>
        <draw:connector draw:style-name="gr8" draw:layer="layout" draw:line-skew="-2.705cm" svg:x1="13.323cm" svg:y1="12.601cm" svg:x2="6.238cm" svg:y2="11.501cm" draw:start-shape="id5" draw:start-glue-point="3" draw:end-shape="id6" draw:end-glue-point="1" svg:d="M13323 12601h-6247v-1100h-838">
          <text:p/>
        </draw:connector>
        <draw:rect draw:style-name="gr1" draw:text-style-name="P1" xml:id="id6" draw:id="id6" draw:layer="layout" svg:width="1.015cm" svg:height="0.416cm" svg:x="5.223cm" svg:y="11.293cm">
          <text:p/>
        </draw:rect>
        <draw:rect draw:style-name="gr1" draw:text-style-name="P1" xml:id="id4" draw:id="id4" draw:layer="layout" svg:width="1.015cm" svg:height="0.416cm" svg:x="5.222cm" svg:y="10.683cm">
          <text:p/>
        </draw:rect>
        <draw:rect draw:style-name="gr1" draw:text-style-name="P1" xml:id="id5" draw:id="id5" draw:layer="layout" svg:width="1.015cm" svg:height="0.416cm" svg:x="13.323cm" svg:y="12.393cm">
          <text:p/>
        </draw:rect>
        <draw:rect draw:style-name="gr1" draw:text-style-name="P1" xml:id="id7" draw:id="id7" draw:layer="layout" svg:width="1.015cm" svg:height="0.416cm" svg:x="13.322cm" svg:y="11.693cm">
          <text:p/>
        </draw:rect>
        <draw:connector draw:style-name="gr8" draw:layer="layout" svg:x1="13.322cm" svg:y1="11.901cm" svg:x2="12.062cm" svg:y2="10.891cm" draw:start-shape="id7" draw:start-glue-point="3" draw:end-shape="id3" svg:d="M13322 11901h-623v-1010h-637">
          <text:p/>
        </draw:connector>
        <draw:rect draw:style-name="gr7" draw:text-style-name="P5" xml:id="id3" draw:id="id3" draw:layer="layout" svg:width="4.354cm" svg:height="1.082cm" svg:x="7.708cm" svg:y="10.35cm">
          <text:p text:style-name="P4"><text:span text:style-name="T3">Tca</text:span></text:p>
          <text:p text:style-name="P4"><text:span text:style-name="T4"><text:s text:c="4"/></text:span><text:span text:style-name="T4">TcpChecksumAccumulator</text:span><text:span text:style-name="T3"> </text:span></text:p>
        </draw:rect>
        <draw:connector draw:style-name="gr8" draw:layer="layout" svg:x1="4.734cm" svg:y1="9.428cm" svg:x2="4.794cm" svg:y2="10.46cm" draw:start-shape="id8" draw:start-glue-point="2" draw:end-shape="id1" draw:end-glue-point="0" svg:d="M4734 9428v516h60v516">
          <text:p/>
        </draw:connector>
        <draw:rect draw:style-name="gr10" draw:text-style-name="P7" xml:id="id37" draw:id="id37" draw:layer="layout" svg:width="1.215cm" svg:height="0.636cm" svg:x="1.515cm" svg:y="2.622cm">
          <text:p><text:span text:style-name="T6">AKd</text:span></text:p>
        </draw:rect>
        <draw:rect draw:style-name="gr10" draw:text-style-name="P7" xml:id="id39" draw:id="id39" draw:layer="layout" svg:width="1.215cm" svg:height="0.623cm" svg:x="1.515cm" svg:y="3.368cm">
          <text:p><text:span text:style-name="T6">RSt</text:span></text:p>
        </draw:rect>
        <draw:rect draw:style-name="gr10" draw:text-style-name="P7" xml:id="id41" draw:id="id41" draw:layer="layout" svg:width="1.215cm" svg:height="0.623cm" svg:x="1.515cm" svg:y="4.073cm">
          <text:p><text:span text:style-name="T6">TSt</text:span></text:p>
        </draw:rect>
        <draw:rect draw:style-name="gr1" draw:text-style-name="P1" xml:id="id38" draw:id="id38" draw:layer="layout" svg:width="1.004cm" svg:height="0.25cm" svg:x="8.844cm" svg:y="2.815cm">
          <text:p/>
        </draw:rect>
        <draw:connector draw:style-name="gr8" draw:layer="layout" svg:x1="15.047cm" svg:y1="10.443cm" svg:x2="15.557cm" svg:y2="11.55cm" draw:start-shape="id9" draw:start-glue-point="2" draw:end-shape="id10" draw:end-glue-point="0" svg:d="M15047 10443v554h510v553">
          <text:p/>
        </draw:connector>
        <draw:connector draw:style-name="gr8" draw:layer="layout" draw:line-skew="-0.176cm" svg:x1="18.727cm" svg:y1="8.904cm" svg:x2="16.847cm" svg:y2="9.889cm" draw:start-shape="id11" draw:start-glue-point="3" draw:end-shape="id9" draw:end-glue-point="1" svg:d="M18727 8904h-1116v985h-764">
          <text:p/>
        </draw:connector>
        <draw:rect draw:style-name="gr1" draw:text-style-name="P1" xml:id="id20" draw:id="id20" draw:layer="layout" svg:width="1.004cm" svg:height="0.25cm" svg:x="12.071cm" svg:y="4.757cm">
          <text:p/>
        </draw:rect>
        <draw:rect draw:style-name="gr1" draw:text-style-name="P1" xml:id="id22" draw:id="id22" draw:layer="layout" svg:width="1.004cm" svg:height="0.249cm" svg:x="12.071cm" svg:y="5.061cm">
          <text:p/>
        </draw:rect>
        <draw:rect draw:style-name="gr1" draw:text-style-name="P1" xml:id="id12" draw:id="id12" draw:layer="layout" svg:width="1.004cm" svg:height="0.25cm" svg:x="12.071cm" svg:y="2.322cm">
          <text:p/>
        </draw:rect>
        <draw:rect draw:style-name="gr1" draw:text-style-name="P1" xml:id="id14" draw:id="id14" draw:layer="layout" svg:width="1.004cm" svg:height="0.249cm" svg:x="12.071cm" svg:y="2.926cm">
          <text:p/>
        </draw:rect>
        <draw:connector draw:style-name="gr8" draw:layer="layout" svg:x1="13.075cm" svg:y1="2.447cm" svg:x2="18.216cm" svg:y2="1.94cm" draw:start-shape="id12" draw:start-glue-point="1" draw:end-shape="id13" draw:end-glue-point="3" svg:d="M13075 2447h2564v-507h2577">
          <text:p/>
        </draw:connector>
        <draw:connector draw:style-name="gr8" draw:layer="layout" svg:x1="13.075cm" svg:y1="3.05cm" svg:x2="18.216cm" svg:y2="2.729cm" draw:start-shape="id14" draw:start-glue-point="1" draw:end-shape="id15" draw:end-glue-point="3" svg:d="M13075 3050h2564v-321h2577">
          <text:p/>
        </draw:connector>
        <draw:connector draw:style-name="gr8" draw:layer="layout" svg:x1="13.075cm" svg:y1="3.653cm" svg:x2="18.216cm" svg:y2="3.484cm" draw:start-shape="id16" draw:start-glue-point="1" draw:end-shape="id17" draw:end-glue-point="3" svg:d="M13075 3653h2564v-169h2577">
          <text:p/>
        </draw:connector>
        <draw:rect draw:style-name="gr1" draw:text-style-name="P1" xml:id="id21" draw:id="id21" draw:layer="layout" svg:width="1.004cm" svg:height="0.25cm" svg:x="18.217cm" svg:y="4.757cm">
          <text:p/>
        </draw:rect>
        <draw:rect draw:style-name="gr1" draw:text-style-name="P1" xml:id="id23" draw:id="id23" draw:layer="layout" svg:width="1.004cm" svg:height="0.249cm" svg:x="18.217cm" svg:y="5.061cm">
          <text:p/>
        </draw:rect>
        <draw:connector draw:style-name="gr8" draw:layer="layout" svg:x1="13.075cm" svg:y1="4.055cm" svg:x2="18.217cm" svg:y2="4.24cm" draw:start-shape="id18" draw:start-glue-point="1" draw:end-shape="id19" draw:end-glue-point="3" svg:d="M13075 4055h2565v185h2577">
          <text:p/>
        </draw:connector>
        <draw:connector draw:style-name="gr8" draw:layer="layout" svg:x1="13.075cm" svg:y1="4.882cm" svg:x2="18.217cm" svg:y2="4.882cm" draw:start-shape="id20" draw:start-glue-point="1" draw:end-shape="id21" draw:end-glue-point="3" svg:d="M13075 4882h5142">
          <text:p/>
        </draw:connector>
        <draw:connector draw:style-name="gr8" draw:layer="layout" svg:x1="13.075cm" svg:y1="5.185cm" svg:x2="18.217cm" svg:y2="5.185cm" draw:start-shape="id22" draw:start-glue-point="1" draw:end-shape="id23" draw:end-glue-point="3" svg:d="M13075 5185h5142">
          <text:p/>
        </draw:connector>
        <draw:rect draw:style-name="gr10" draw:text-style-name="P7" draw:layer="layout" svg:width="1.215cm" svg:height="0.658cm" svg:x="18.217cm" svg:y="4.71cm">
          <text:p><text:span text:style-name="T6">TIm</text:span></text:p>
        </draw:rect>
        <draw:connector draw:style-name="gr8" draw:layer="layout" draw:line-skew="-0.491cm" svg:x1="17.328cm" svg:y1="7.032cm" svg:x2="18.724cm" svg:y2="8.123cm" draw:start-shape="id24" draw:start-glue-point="1" draw:end-shape="id25" draw:end-glue-point="3" svg:d="M17328 7032h214v1091h1182">
          <text:p/>
        </draw:connector>
        <draw:rect draw:style-name="gr1" draw:text-style-name="P1" xml:id="id26" draw:id="id26" draw:layer="layout" svg:width="1.004cm" svg:height="0.249cm" svg:x="12.071cm" svg:y="5.608cm">
          <text:p/>
        </draw:rect>
        <draw:connector draw:style-name="gr8" draw:layer="layout" svg:x1="13.075cm" svg:y1="5.732cm" svg:x2="15.894cm" svg:y2="6.475cm" draw:start-shape="id26" draw:start-glue-point="1" draw:end-shape="id24" draw:end-glue-point="0" svg:d="M13075 5732h2819v743">
          <text:p/>
        </draw:connector>
        <draw:rect draw:style-name="gr1" draw:text-style-name="P1" xml:id="id27" draw:id="id27" draw:layer="layout" svg:width="1.004cm" svg:height="0.249cm" svg:x="12.071cm" svg:y="6.009cm">
          <text:p/>
        </draw:rect>
        <draw:connector draw:style-name="gr8" draw:layer="layout" draw:line-skew="0.187cm" svg:x1="13.075cm" svg:y1="6.133cm" svg:x2="13.227cm" svg:y2="8.216cm" draw:start-shape="id27" draw:start-glue-point="1" draw:end-shape="id28" svg:d="M13075 6133h853v2083h-701">
          <text:p/>
        </draw:connector>
        <draw:connector draw:style-name="gr8" draw:layer="layout" svg:x1="15.894cm" svg:y1="7.59cm" svg:x2="15.047cm" svg:y2="9.336cm" draw:start-shape="id24" draw:start-glue-point="2" draw:end-shape="id9" svg:d="M15894 7590v873h-847v873">
          <text:p/>
        </draw:connector>
        <draw:connector draw:style-name="gr8" draw:layer="layout" svg:x1="7.812cm" svg:y1="6.742cm" svg:x2="8.872cm" svg:y2="8.216cm" draw:start-shape="id29" draw:start-glue-point="1" draw:end-shape="id28" draw:end-glue-point="3" svg:d="M7812 6742h530v1474h530">
          <text:p/>
        </draw:connector>
        <draw:rect draw:style-name="gr1" draw:text-style-name="P1" xml:id="id31" draw:id="id31" draw:layer="layout" svg:width="0.666cm" svg:height="0.333cm" svg:x="5.38cm" svg:y="6.143cm">
          <text:p/>
        </draw:rect>
        <draw:rect draw:style-name="gr1" draw:text-style-name="P1" xml:id="id34" draw:id="id34" draw:layer="layout" svg:width="0.666cm" svg:height="0.333cm" svg:x="6.38cm" svg:y="6.144cm">
          <text:p/>
        </draw:rect>
        <draw:connector draw:style-name="gr8" draw:layer="layout" svg:x1="8.856cm" svg:y1="5.194cm" svg:x2="5.713cm" svg:y2="6.143cm" draw:start-shape="id30" draw:start-glue-point="3" draw:end-shape="id31" draw:end-glue-point="0" svg:d="M8856 5194h-3143v949">
          <text:p/>
        </draw:connector>
        <draw:connector draw:style-name="gr8" draw:layer="layout" svg:x1="2.731cm" svg:y1="6.742cm" svg:x2="4.681cm" svg:y2="6.742cm" draw:start-shape="id32" draw:start-glue-point="1" draw:end-shape="id29" draw:end-glue-point="3" svg:d="M2731 6742h1950">
          <text:p/>
        </draw:connector>
        <draw:connector draw:style-name="gr8" draw:layer="layout" svg:x1="8.856cm" svg:y1="5.551cm" svg:x2="6.713cm" svg:y2="6.144cm" draw:start-shape="id33" draw:start-glue-point="3" draw:end-shape="id34" draw:end-glue-point="0" svg:d="M8856 5551h-2143v593">
          <text:p/>
        </draw:connector>
        <draw:rect draw:style-name="gr10" draw:text-style-name="P7" xml:id="id32" draw:id="id32" draw:layer="layout" svg:width="1.215cm" svg:height="0.623cm" svg:x="1.516cm" svg:y="6.431cm">
          <text:p><text:span text:style-name="T6">SLc</text:span></text:p>
        </draw:rect>
        <draw:rect draw:style-name="gr1" draw:text-style-name="P1" xml:id="id33" draw:id="id33" draw:layer="layout" svg:width="1.004cm" svg:height="0.25cm" svg:x="8.856cm" svg:y="5.426cm">
          <text:p/>
        </draw:rect>
        <draw:rect draw:style-name="gr1" draw:text-style-name="P1" xml:id="id30" draw:id="id30" draw:layer="layout" svg:width="1.004cm" svg:height="0.25cm" svg:x="8.856cm" svg:y="5.069cm">
          <text:p/>
        </draw:rect>
        <draw:connector draw:style-name="gr8" draw:layer="layout" svg:x1="5.713cm" svg:y1="7.276cm" svg:x2="5.313cm" svg:y2="8.344cm" draw:start-shape="id35" draw:start-glue-point="2" draw:end-shape="id36" draw:end-glue-point="0" svg:d="M5713 7276v534h-400v534">
          <text:p/>
        </draw:connector>
        <draw:rect draw:style-name="gr1" draw:text-style-name="P1" xml:id="id35" draw:id="id35" draw:layer="layout" svg:width="0.666cm" svg:height="0.333cm" svg:x="5.38cm" svg:y="6.943cm">
          <text:p/>
        </draw:rect>
        <draw:rect draw:style-name="gr1" draw:text-style-name="P1" draw:layer="layout" svg:width="0.666cm" svg:height="0.333cm" svg:x="6.38cm" svg:y="6.944cm">
          <text:p/>
        </draw:rect>
        <draw:connector draw:style-name="gr8" draw:layer="layout" svg:x1="11.049cm" svg:y1="8.852cm" svg:x2="13.248cm" svg:y2="9.889cm" draw:start-shape="id28" draw:start-glue-point="2" draw:end-shape="id9" draw:end-glue-point="3" svg:d="M11049 8852v1037h2199">
          <text:p/>
        </draw:connector>
        <draw:rect draw:style-name="gr9" draw:text-style-name="P7" xml:id="id11" draw:id="id11" draw:layer="layout" svg:width="0.714cm" svg:height="3.328cm" svg:x="18.727cm" svg:y="7.24cm">
          <text:p><text:span text:style-name="T6">M</text:span></text:p>
          <text:p><text:span text:style-name="T6">E</text:span></text:p>
          <text:p><text:span text:style-name="T6">M</text:span></text:p>
        </draw:rect>
        <draw:rect draw:style-name="gr11" draw:text-style-name="P8" draw:layer="layout" svg:width="17.933cm" svg:height="11.988cm" svg:x="1.508cm" svg:y="1.457cm">
          <text:p/>
        </draw:rect>
        <draw:connector draw:style-name="gr8" draw:layer="layout" svg:x1="2.73cm" svg:y1="2.94cm" svg:x2="8.844cm" svg:y2="2.94cm" draw:start-shape="id37" draw:start-glue-point="1" draw:end-shape="id38" draw:end-glue-point="3" svg:d="M2730 2940h6114">
          <text:p/>
        </draw:connector>
        <draw:rect draw:style-name="gr1" draw:text-style-name="P1" xml:id="id40" draw:id="id40" draw:layer="layout" svg:width="1.004cm" svg:height="0.25cm" svg:x="8.844cm" svg:y="3.554cm">
          <text:p/>
        </draw:rect>
        <draw:rect draw:style-name="gr1" draw:text-style-name="P1" xml:id="id42" draw:id="id42" draw:layer="layout" svg:width="1.004cm" svg:height="0.25cm" svg:x="8.844cm" svg:y="4.259cm">
          <text:p/>
        </draw:rect>
        <draw:connector draw:style-name="gr8" draw:layer="layout" svg:x1="2.73cm" svg:y1="3.679cm" svg:x2="8.844cm" svg:y2="3.679cm" draw:start-shape="id39" draw:start-glue-point="1" draw:end-shape="id40" draw:end-glue-point="3" svg:d="M2730 3679h6114">
          <text:p/>
        </draw:connector>
        <draw:connector draw:style-name="gr8" draw:layer="layout" svg:x1="2.73cm" svg:y1="4.384cm" svg:x2="8.844cm" svg:y2="4.384cm" draw:start-shape="id41" draw:start-glue-point="1" draw:end-shape="id42" draw:end-glue-point="3" svg:d="M2730 4384h6114">
          <text:p/>
        </draw:connector>
        <draw:rect draw:style-name="gr7" draw:text-style-name="P5" xml:id="id10" draw:id="id10" draw:layer="layout" svg:width="4.497cm" svg:height="1.331cm" svg:x="13.309cm" svg:y="11.55cm">
          <text:p text:style-name="P4"><text:span text:style-name="T3">Sca</text:span></text:p>
          <text:p text:style-name="P4"><text:span text:style-name="T4"><text:s text:c="4"/></text:span><text:span text:style-name="T4">SubChecksumAccumulator</text:span><text:span text:style-name="T3"> </text:span></text:p>
        </draw:rect>
        <draw:rect draw:style-name="gr7" draw:text-style-name="P5" xml:id="id1" draw:id="id1" draw:layer="layout" svg:width="2.901cm" svg:height="1.331cm" svg:x="3.344cm" svg:y="10.46cm">
          <text:p text:style-name="P4"><text:span text:style-name="T3">Ips</text:span></text:p>
          <text:p text:style-name="P4"><text:span text:style-name="T4"><text:s text:c="4"/></text:span><text:span text:style-name="T4">IpPacketStitcher</text:span><text:span text:style-name="T3"> </text:span></text:p>
        </draw:rect>
        <draw:rect draw:style-name="gr10" draw:text-style-name="P7" xml:id="id19" draw:id="id19" draw:layer="layout" svg:width="1.215cm" svg:height="0.636cm" svg:x="18.217cm" svg:y="3.922cm">
          <text:p><text:span text:style-name="T6">SLc</text:span></text:p>
        </draw:rect>
        <draw:rect draw:style-name="gr10" draw:text-style-name="P7" xml:id="id17" draw:id="id17" draw:layer="layout" svg:width="1.215cm" svg:height="0.623cm" svg:x="18.216cm" svg:y="3.173cm">
          <text:p><text:span text:style-name="T6">TSt</text:span></text:p>
        </draw:rect>
        <draw:rect draw:style-name="gr10" draw:text-style-name="P7" xml:id="id15" draw:id="id15" draw:layer="layout" svg:width="1.215cm" svg:height="0.623cm" svg:x="18.216cm" svg:y="2.418cm">
          <text:p><text:span text:style-name="T6">RSt</text:span></text:p>
        </draw:rect>
        <draw:rect draw:style-name="gr10" draw:text-style-name="P7" xml:id="id13" draw:id="id13" draw:layer="layout" svg:width="1.215cm" svg:height="0.636cm" svg:x="18.216cm" svg:y="1.622cm">
          <text:p><text:span text:style-name="T6">EVe</text:span></text:p>
        </draw:rect>
        <draw:rect draw:style-name="gr1" draw:text-style-name="P1" xml:id="id44" draw:id="id44" draw:layer="layout" svg:width="0.666cm" svg:height="0.333cm" svg:x="3.18cm" svg:y="8.343cm">
          <text:p/>
        </draw:rect>
        <draw:rect draw:style-name="gr1" draw:text-style-name="P1" xml:id="id36" draw:id="id36" draw:layer="layout" svg:width="0.666cm" svg:height="0.333cm" svg:x="4.98cm" svg:y="8.344cm">
          <text:p/>
        </draw:rect>
        <draw:rect draw:style-name="gr1" draw:text-style-name="P1" xml:id="id43" draw:id="id43" draw:layer="layout" svg:width="1.004cm" svg:height="0.25cm" svg:x="8.856cm" svg:y="4.626cm">
          <text:p/>
        </draw:rect>
        <draw:connector draw:style-name="gr8" draw:layer="layout" svg:x1="8.856cm" svg:y1="4.751cm" svg:x2="3.513cm" svg:y2="8.343cm" draw:start-shape="id43" draw:start-glue-point="3" draw:end-shape="id44" draw:end-glue-point="0" svg:d="M8856 4751h-5343v3592">
          <text:p/>
        </draw:connector>
        <draw:rect draw:style-name="gr7" draw:text-style-name="P5" xml:id="id8" draw:id="id8" draw:layer="layout" svg:width="3.671cm" svg:height="1.172cm" svg:x="2.899cm" svg:y="8.256cm">
          <text:p text:style-name="P4"><text:span text:style-name="T3">Ihc</text:span></text:p>
          <text:p text:style-name="P4"><text:span text:style-name="T4"><text:s text:c="4"/></text:span><text:span text:style-name="T4">IpHeaderConstructor</text:span><text:span text:style-name="T3"> </text:span></text:p>
        </draw:rect>
        <draw:rect draw:style-name="gr7" draw:text-style-name="P5" xml:id="id29" draw:id="id29" draw:layer="layout" svg:width="3.131cm" svg:height="1.195cm" svg:x="4.681cm" svg:y="6.145cm">
          <text:p text:style-name="P4"><text:span text:style-name="T3">Sps</text:span></text:p>
          <text:p text:style-name="P4"><text:span text:style-name="T4"><text:s text:c="4"/></text:span><text:span text:style-name="T4">SocketPairSplitter</text:span><text:span text:style-name="T3"> </text:span></text:p>
        </draw:rect>
        <draw:rect draw:style-name="gr7" draw:text-style-name="P5" xml:id="id45" draw:id="id45" draw:layer="layout" svg:width="4.335cm" svg:height="4.376cm" svg:x="8.778cm" svg:y="2.073cm">
          <text:p text:style-name="P4"><text:span text:style-name="T3">Mdl</text:span></text:p>
          <text:p text:style-name="P4"><text:span text:style-name="T4"><text:s text:c="4"/></text:span><text:span text:style-name="T4">MetaDataLoader</text:span><text:span text:style-name="T3"> </text:span></text:p>
        </draw:rect>
        <draw:custom-shape draw:style-name="gr12" draw:text-style-name="P9" draw:layer="layout" svg:width="0.59cm" svg:height="0.291cm" svg:x="11.634cm" svg:y="9.736cm">
          <text:p text:style-name="P9"><text:span text:style-name="T7">32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5.179cm" svg:y="8.321cm">
          <text:p text:style-name="P9"><text:span text:style-name="T7">32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4.968cm" svg:y="10.817cm">
          <text:p text:style-name="P9"><text:span text:style-name="T7">16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4.369cm" svg:y="2.317cm">
          <text:p text:style-name="P9"><text:span text:style-name="T7">2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4.37cm" svg:y="2.917cm">
          <text:p text:style-name="P9"><text:span text:style-name="T7">2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4.371cm" svg:y="3.517cm">
          <text:p text:style-name="P9"><text:span text:style-name="T7">2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4.372cm" svg:y="3.917cm">
          <text:p text:style-name="P9"><text:span text:style-name="T7">4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4.373cm" svg:y="4.717cm">
          <text:p text:style-name="P9"><text:span text:style-name="T7">?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4.374cm" svg:y="5.017cm">
          <text:p text:style-name="P9"><text:span text:style-name="T7">?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5.18cm" svg:y="8.321cm">
          <text:p text:style-name="P9"><text:span text:style-name="T7">32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4.38cm" svg:y="5.621cm">
          <text:p text:style-name="P9"><text:span text:style-name="T7">32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rect draw:style-name="gr7" draw:text-style-name="P5" xml:id="id9" draw:id="id9" draw:layer="layout" svg:width="3.599cm" svg:height="1.107cm" svg:x="13.248cm" svg:y="9.336cm">
          <text:p text:style-name="P4"><text:span text:style-name="T3">Tss</text:span></text:p>
          <text:p text:style-name="P4"><text:span text:style-name="T4"><text:s text:c="4"/></text:span><text:span text:style-name="T4">TcpSegmentStitcher</text:span><text:span text:style-name="T3"> </text:span></text:p>
        </draw:rect>
        <draw:connector draw:style-name="gr8" draw:layer="layout" svg:x1="10.945cm" svg:y1="6.449cm" svg:x2="11.049cm" svg:y2="7.58cm" draw:start-shape="id45" draw:end-shape="id28" draw:end-glue-point="0" svg:d="M10945 6449v566h104v565">
          <text:p/>
        </draw:connector>
        <draw:rect draw:style-name="gr7" draw:text-style-name="P5" xml:id="id28" draw:id="id28" draw:layer="layout" svg:width="4.355cm" svg:height="1.272cm" svg:x="8.872cm" svg:y="7.58cm">
          <text:p text:style-name="P4"><text:span text:style-name="T3">Phc</text:span></text:p>
          <text:p text:style-name="P4"><text:span text:style-name="T4"><text:s text:c="4"/></text:span><text:span text:style-name="T4">PseudoHeaderConstructor</text:span><text:span text:style-name="T3"> </text:span></text:p>
        </draw:rect>
        <draw:custom-shape draw:style-name="gr12" draw:text-style-name="P9" draw:layer="layout" svg:width="0.59cm" svg:height="0.291cm" svg:x="10.681cm" svg:y="6.821cm">
          <text:p text:style-name="P9"><text:span text:style-name="T7">16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7.37cm" svg:y="5.417cm">
          <text:p text:style-name="P9"><text:span text:style-name="T7">2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7.371cm" svg:y="5.017cm">
          <text:p text:style-name="P9"><text:span text:style-name="T7">4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7.371cm" svg:y="4.617cm">
          <text:p text:style-name="P9"><text:span text:style-name="T7">16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4.471cm" svg:y="9.717cm">
          <text:p text:style-name="P9"><text:span text:style-name="T7">32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7.371cm" svg:y="4.217cm">
          <text:p text:style-name="P9"><text:span text:style-name="T7">2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7.372cm" svg:y="3.517cm">
          <text:p text:style-name="P9"><text:span text:style-name="T7">2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7.373cm" svg:y="2.817cm">
          <text:p text:style-name="P9"><text:span text:style-name="T7">16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5.272cm" svg:y="7.617cm">
          <text:p text:style-name="P9"><text:span text:style-name="T7">4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3.675cm" svg:y="6.617cm">
          <text:p text:style-name="P9"><text:span text:style-name="T7">?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8.073cm" svg:y="7.117cm">
          <text:p text:style-name="P9"><text:span text:style-name="T7">4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2.371cm" svg:y="11.217cm">
          <text:p text:style-name="P9"><text:span text:style-name="T7">2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765cm" svg:height="0.291cm" svg:x="9.397cm" svg:y="12.417cm">
          <text:p text:style-name="P9"><text:span text:style-name="T7">256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6.773cm" svg:y="10.717cm">
          <text:p text:style-name="P9"><text:span text:style-name="T7">4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7.774cm" svg:y="7.978cm">
          <text:p text:style-name="P9"><text:span text:style-name="T7">?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7.88cm" svg:y="8.779cm">
          <text:p text:style-name="P9"><text:span text:style-name="T7">?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</draw:page>
      <draw:page draw:name="page2" draw:style-name="dp1" draw:master-page-name="Default">
        <draw:frame draw:style-name="gr2" draw:text-style-name="P2" draw:layer="layout" svg:width="2.504cm" svg:height="0.9cm" svg:x="1.599cm" svg:y="1.55cm">
          <draw:text-box>
            <text:p><text:span text:style-name="T1">TOE/RXe</text:span></text:p>
          </draw:text-box>
        </draw:frame>
        <draw:g>
          <draw:polyline draw:style-name="gr3" draw:layer="layout" svg:width="0.249cm" svg:height="0.499cm" svg:x="1.5cm" svg:y="12.8cm" svg:viewBox="0 0 250 500" draw:points="0,0 250,250 0,500">
            <text:p/>
          </draw:polyline>
          <draw:frame draw:style-name="gr4" draw:text-style-name="P3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6" draw:layer="layout" svg:x1="1.5cm" svg:y1="12.55cm" svg:x2="1.75cm" svg:y2="12.55cm">
            <text:p/>
          </draw:line>
        </draw:g>
        <draw:rect draw:style-name="gr9" draw:text-style-name="P6" xml:id="id68" draw:id="id68" draw:layer="layout" svg:width="3.073cm" svg:height="0.559cm" svg:x="14.218cm" svg:y="12.913cm">
          <text:p><text:span text:style-name="T5">IPRX</text:span></text:p>
        </draw:rect>
        <draw:connector draw:style-name="gr8" draw:layer="layout" svg:x1="15.754cm" svg:y1="10.9cm" svg:x2="10.628cm" svg:y2="12.657cm" draw:start-shape="id46" draw:start-glue-point="0" draw:end-shape="id47" draw:end-glue-point="2" svg:d="M15754 10900v-514h-2647v2785h-2479v-514">
          <text:p/>
        </draw:connector>
        <draw:connector draw:style-name="gr8" draw:layer="layout" svg:x1="10.628cm" svg:y1="11.334cm" svg:x2="10.628cm" svg:y2="10.432cm" draw:start-shape="id47" draw:start-glue-point="0" draw:end-shape="id48" draw:end-glue-point="2" svg:d="M10628 11334v-902">
          <text:p/>
        </draw:connector>
        <draw:connector draw:style-name="gr8" draw:layer="layout" svg:x1="8.641cm" svg:y1="9.808cm" svg:x2="5.34cm" svg:y2="12.469cm" draw:start-shape="id48" draw:start-glue-point="3" draw:end-shape="id49" draw:end-glue-point="2" svg:d="M8641 9808h-802v3175h-2499v-514">
          <text:p/>
        </draw:connector>
        <draw:connector draw:style-name="gr8" draw:layer="layout" svg:x1="10.628cm" svg:y1="9.184cm" svg:x2="10.628cm" svg:y2="8.444cm" draw:start-shape="id48" draw:start-glue-point="0" draw:end-shape="id50" draw:end-glue-point="2" svg:d="M10628 9184v-740">
          <text:p/>
        </draw:connector>
        <draw:connector draw:style-name="gr8" draw:layer="layout" draw:line-skew="-0.327cm" svg:x1="12.616cm" svg:y1="9.808cm" svg:x2="18.298cm" svg:y2="9.144cm" draw:start-shape="id48" draw:start-glue-point="1" draw:end-shape="id51" draw:end-glue-point="3" svg:d="M12616 9808h2521v-664h3161">
          <text:p/>
        </draw:connector>
        <draw:rect draw:style-name="gr13" draw:text-style-name="P5" xml:id="id49" draw:id="id49" draw:layer="layout" svg:width="3.393cm" svg:height="1.632cm" svg:x="3.644cm" svg:y="10.837cm">
          <text:p text:style-name="P4"><text:span text:style-name="T3">Tid</text:span></text:p>
          <text:p text:style-name="P4"><text:span text:style-name="T4"><text:s text:c="4"/></text:span><text:span text:style-name="T4">TcpInvalidDropper</text:span><text:span text:style-name="T3"> </text:span></text:p>
        </draw:rect>
        <draw:rect draw:style-name="gr1" draw:text-style-name="P1" xml:id="id51" draw:id="id51" draw:layer="layout" svg:width="1.004cm" svg:height="0.416cm" svg:x="18.298cm" svg:y="8.936cm">
          <text:p/>
        </draw:rect>
        <draw:rect draw:style-name="gr11" draw:text-style-name="P8" draw:layer="layout" svg:width="18cm" svg:height="11.988cm" svg:x="1.508cm" svg:y="1.457cm">
          <text:p/>
        </draw:rect>
        <draw:rect draw:style-name="gr1" draw:text-style-name="P1" xml:id="id83" draw:id="id83" draw:layer="layout" svg:width="1.004cm" svg:height="0.416cm" svg:x="18.298cm" svg:y="8.536cm">
          <text:p/>
        </draw:rect>
        <draw:rect draw:style-name="gr10" draw:text-style-name="P7" draw:layer="layout" svg:width="1.215cm" svg:height="1.024cm" svg:x="18.302cm" svg:y="8.428cm">
          <text:p><text:span text:style-name="T6">PRt</text:span></text:p>
        </draw:rect>
        <draw:connector draw:style-name="gr8" draw:layer="layout" svg:x1="10.628cm" svg:y1="6.865cm" svg:x2="10.628cm" svg:y2="6.283cm" draw:start-shape="id50" draw:start-glue-point="0" draw:end-shape="id52" draw:end-glue-point="2" svg:d="M10628 6865v-582">
          <text:p/>
        </draw:connector>
        <draw:connector draw:style-name="gr8" draw:layer="layout" draw:line-skew="0.436cm" svg:x1="9.063cm" svg:y1="7.654cm" svg:x2="7.037cm" svg:y2="8.579cm" draw:start-shape="id50" draw:start-glue-point="3" draw:end-shape="id53" draw:end-glue-point="1" svg:d="M9063 7654h-577v925h-1449">
          <text:p/>
        </draw:connector>
        <draw:connector draw:style-name="gr8" draw:layer="layout" svg:x1="5.34cm" svg:y1="10.837cm" svg:x2="5.34cm" svg:y2="9.395cm" draw:start-shape="id49" draw:start-glue-point="0" draw:end-shape="id53" draw:end-glue-point="2" svg:d="M5340 10837v-1442">
          <text:p/>
        </draw:connector>
        <draw:connector draw:style-name="gr8" draw:layer="layout" svg:x1="5.34cm" svg:y1="7.763cm" svg:x2="5.34cm" svg:y2="6.892cm" draw:start-shape="id53" draw:start-glue-point="0" draw:end-shape="id54" draw:end-glue-point="2" svg:d="M5340 7763v-871">
          <text:p/>
        </draw:connector>
        <draw:rect draw:style-name="gr13" draw:text-style-name="P5" xml:id="id54" draw:id="id54" draw:layer="layout" svg:width="3.393cm" svg:height="1.632cm" svg:x="3.644cm" svg:y="5.26cm">
          <text:p text:style-name="P4"><text:span text:style-name="T3">Mwr</text:span></text:p>
          <text:p text:style-name="P4"><text:span text:style-name="T4"><text:s text:c="4"/></text:span><text:span text:style-name="T4">MemoryWritter</text:span><text:span text:style-name="T3"> </text:span></text:p>
        </draw:rect>
        <draw:connector draw:style-name="gr8" draw:layer="layout" svg:x1="5.34cm" svg:y1="5.26cm" svg:x2="5.34cm" svg:y2="4.282cm" draw:start-shape="id54" draw:start-glue-point="0" draw:end-shape="id55" draw:end-glue-point="2" svg:d="M5340 5260v-978">
          <text:p/>
        </draw:connector>
        <draw:connector draw:style-name="gr8" draw:layer="layout" svg:x1="9.116cm" svg:y1="4.016cm" svg:x2="6.854cm" svg:y2="3.781cm" draw:start-shape="id56" draw:start-glue-point="3" draw:end-shape="id55" draw:end-glue-point="1" svg:d="M9116 4016h-1124v-235h-1138">
          <text:p/>
        </draw:connector>
        <draw:connector draw:style-name="gr8" draw:layer="layout" svg:x1="5.34cm" svg:y1="3.28cm" svg:x2="6.002cm" svg:y2="2.664cm" draw:start-shape="id55" draw:start-glue-point="0" draw:end-shape="id57" draw:end-glue-point="2" svg:d="M5340 3280v-308h662v-308">
          <text:p/>
        </draw:connector>
        <draw:rect draw:style-name="gr1" draw:text-style-name="P1" xml:id="id69" draw:id="id69" draw:layer="layout" svg:width="0.455cm" svg:height="0.416cm" svg:x="1.768cm" svg:y="5.867cm">
          <text:p/>
        </draw:rect>
        <draw:rect draw:style-name="gr1" draw:text-style-name="P1" xml:id="id58" draw:id="id58" draw:layer="layout" svg:width="0.54cm" svg:height="0.416cm" svg:x="1.726cm" svg:y="3.579cm">
          <text:p/>
        </draw:rect>
        <draw:connector draw:style-name="gr8" draw:layer="layout" svg:x1="2.266cm" svg:y1="3.787cm" svg:x2="3.827cm" svg:y2="3.781cm" draw:start-shape="id58" draw:start-glue-point="1" draw:end-shape="id55" draw:end-glue-point="3" svg:d="M2266 3787h774v-6h787">
          <text:p/>
        </draw:connector>
        <draw:rect draw:style-name="gr13" draw:text-style-name="P5" xml:id="id55" draw:id="id55" draw:layer="layout" svg:width="3.027cm" svg:height="1.002cm" svg:x="3.827cm" svg:y="3.28cm">
          <text:p text:style-name="P4"><text:span text:style-name="T3">Ran</text:span></text:p>
          <text:p text:style-name="P4"><text:span text:style-name="T4"><text:s text:c="4"/></text:span><text:span text:style-name="T4">RxAppNotifier</text:span><text:span text:style-name="T3"> </text:span></text:p>
        </draw:rect>
        <draw:connector draw:style-name="gr8" draw:layer="layout" draw:line-skew="-0.412cm" svg:x1="9.043cm" svg:y1="4.785cm" svg:x2="7.037cm" svg:y2="6.076cm" draw:start-shape="id52" draw:start-glue-point="3" draw:end-shape="id54" draw:end-glue-point="1" svg:d="M9043 4785h-1415v1291h-591">
          <text:p/>
        </draw:connector>
        <draw:connector draw:style-name="gr8" draw:layer="layout" svg:x1="9.115cm" svg:y1="5.816cm" svg:x2="7.034cm" svg:y2="8.072cm" draw:start-shape="id59" draw:start-glue-point="3" draw:end-shape="id60" draw:end-glue-point="1" svg:d="M9115 5816h-1040v2256h-1041">
          <text:p/>
        </draw:connector>
        <draw:rect draw:style-name="gr1" draw:text-style-name="P1" draw:layer="layout" svg:width="1.015cm" svg:height="0.416cm" svg:x="5.513cm" svg:y="7.864cm">
          <text:p/>
        </draw:rect>
        <draw:connector draw:style-name="gr8" draw:layer="layout" svg:x1="12.172cm" svg:y1="7.081cm" svg:x2="13.913cm" svg:y2="6.782cm" draw:start-shape="id61" draw:start-glue-point="1" draw:end-shape="id62" draw:end-glue-point="3" svg:d="M12172 7081h871v-299h870">
          <text:p/>
        </draw:connector>
        <draw:rect draw:style-name="gr1" draw:text-style-name="P1" xml:id="id64" draw:id="id64" draw:layer="layout" svg:width="1.004cm" svg:height="0.416cm" svg:x="13.913cm" svg:y="5.95cm">
          <text:p/>
        </draw:rect>
        <draw:rect draw:style-name="gr1" draw:text-style-name="P1" xml:id="id62" draw:id="id62" draw:layer="layout" svg:width="1.004cm" svg:height="0.416cm" svg:x="13.913cm" svg:y="6.574cm">
          <text:p/>
        </draw:rect>
        <draw:connector draw:style-name="gr8" draw:layer="layout" svg:x1="12.219cm" svg:y1="5.962cm" svg:x2="13.913cm" svg:y2="6.158cm" draw:start-shape="id63" draw:start-glue-point="1" draw:end-shape="id64" draw:end-glue-point="3" svg:d="M12219 5962h847v196h847">
          <text:p/>
        </draw:connector>
        <draw:rect draw:style-name="gr13" draw:text-style-name="P5" xml:id="id66" draw:id="id66" draw:layer="layout" svg:width="2.794cm" svg:height="1.41cm" svg:x="13.904cm" svg:y="5.784cm">
          <text:p text:style-name="P4"><text:span text:style-name="T3">Evm</text:span></text:p>
          <text:p text:style-name="P4"><text:span text:style-name="T4"><text:s text:c="4"/></text:span><text:span text:style-name="T4">EventMuxer</text:span><text:span text:style-name="T3"> </text:span></text:p>
        </draw:rect>
        <draw:connector draw:style-name="gr14" draw:layer="layout" svg:x1="12.194cm" svg:y1="7.654cm" svg:x2="18.305cm" svg:y2="7.75cm" draw:start-shape="id50" draw:start-glue-point="1" draw:end-shape="id65" draw:end-glue-point="3" svg:d="M12194 7654h3056v96h3055">
          <text:p/>
        </draw:connector>
        <draw:rect draw:style-name="gr10" draw:text-style-name="P7" xml:id="id65" draw:id="id65" draw:layer="layout" svg:width="1.215cm" svg:height="0.623cm" svg:x="18.305cm" svg:y="7.439cm">
          <text:p><text:span text:style-name="T6">SLc</text:span></text:p>
        </draw:rect>
        <draw:connector draw:style-name="gr8" draw:layer="layout" svg:x1="16.698cm" svg:y1="6.489cm" svg:x2="18.306cm" svg:y2="6.489cm" draw:start-shape="id66" draw:start-glue-point="1" draw:end-shape="id67" draw:end-glue-point="3" svg:d="M16698 6489h1608">
          <text:p/>
        </draw:connector>
        <draw:rect draw:style-name="gr10" draw:text-style-name="P7" xml:id="id67" draw:id="id67" draw:layer="layout" svg:width="1.215cm" svg:height="0.636cm" svg:x="18.306cm" svg:y="6.171cm">
          <text:p><text:span text:style-name="T6">EVe</text:span></text:p>
        </draw:rect>
        <draw:rect draw:style-name="gr9" draw:text-style-name="P6" draw:layer="layout" svg:width="7.639cm" svg:height="0.559cm" svg:x="5.388cm" svg:y="1.483cm">
          <text:p><text:span text:style-name="T5">TRIF</text:span></text:p>
        </draw:rect>
        <draw:connector draw:style-name="gr8" draw:layer="layout" svg:x1="15.754cm" svg:y1="12.913cm" svg:x2="15.754cm" svg:y2="12.249cm" draw:start-shape="id68" draw:start-glue-point="0" draw:end-shape="id46" draw:end-glue-point="2" svg:d="M15754 12913v-664">
          <text:p/>
        </draw:connector>
        <draw:rect draw:style-name="gr13" draw:text-style-name="P5" xml:id="id46" draw:id="id46" draw:layer="layout" svg:width="3.599cm" svg:height="1.349cm" svg:x="13.955cm" svg:y="10.9cm">
          <text:p text:style-name="P4"><text:span text:style-name="T3">Tle</text:span></text:p>
          <text:p text:style-name="P4"><text:span text:style-name="T4"><text:s text:c="4"/></text:span><text:span text:style-name="T4">TcpLengthExtractor</text:span><text:span text:style-name="T3"> </text:span></text:p>
        </draw:rect>
        <draw:connector draw:style-name="gr15" draw:layer="layout" svg:x1="3.644cm" svg:y1="6.076cm" svg:x2="2.223cm" svg:y2="6.075cm" draw:start-shape="id54" draw:start-glue-point="3" draw:end-shape="id69" draw:end-glue-point="1" svg:d="M3644 6076h-717v-1h-704">
          <text:p/>
        </draw:connector>
        <draw:rect draw:style-name="gr10" draw:text-style-name="P7" xml:id="id71" draw:id="id71" draw:layer="layout" svg:width="1.215cm" svg:height="0.623cm" svg:x="18.306cm" svg:y="2.33cm">
          <text:p><text:span text:style-name="T6">STt</text:span></text:p>
        </draw:rect>
        <draw:rect draw:style-name="gr1" draw:text-style-name="P1" xml:id="id63" draw:id="id63" draw:layer="layout" svg:width="1.004cm" svg:height="0.324cm" svg:x="11.215cm" svg:y="5.8cm">
          <text:p/>
        </draw:rect>
        <draw:rect draw:style-name="gr1" draw:text-style-name="P1" xml:id="id70" draw:id="id70" draw:layer="layout" svg:width="1.004cm" svg:height="0.324cm" svg:x="11.215cm" svg:y="3.9cm">
          <text:p/>
        </draw:rect>
        <draw:rect draw:style-name="gr1" draw:text-style-name="P1" xml:id="id59" draw:id="id59" draw:layer="layout" svg:width="1.015cm" svg:height="0.416cm" svg:x="9.115cm" svg:y="5.608cm">
          <text:p/>
        </draw:rect>
        <draw:rect draw:style-name="gr1" draw:text-style-name="P1" xml:id="id60" draw:id="id60" draw:layer="layout" svg:width="1.015cm" svg:height="0.416cm" svg:x="6.019cm" svg:y="7.864cm">
          <text:p/>
        </draw:rect>
        <draw:connector draw:style-name="gr14" draw:layer="layout" draw:line-skew="-0.119cm" svg:x1="12.219cm" svg:y1="4.062cm" svg:x2="18.306cm" svg:y2="2.641cm" draw:start-shape="id70" draw:start-glue-point="1" draw:end-shape="id71" draw:end-glue-point="3" svg:d="M12219 4062h2918v-1421h3169">
          <text:p/>
        </draw:connector>
        <draw:rect draw:style-name="gr10" draw:text-style-name="P7" xml:id="id73" draw:id="id73" draw:layer="layout" svg:width="1.215cm" svg:height="0.623cm" svg:x="18.307cm" svg:y="3.031cm">
          <text:p><text:span text:style-name="T6">RSt</text:span></text:p>
        </draw:rect>
        <draw:rect draw:style-name="gr1" draw:text-style-name="P1" xml:id="id72" draw:id="id72" draw:layer="layout" svg:width="1.004cm" svg:height="0.324cm" svg:x="11.215cm" svg:y="4.3cm">
          <text:p/>
        </draw:rect>
        <draw:connector draw:style-name="gr14" draw:layer="layout" draw:line-skew="0.302cm" svg:x1="12.219cm" svg:y1="4.462cm" svg:x2="18.307cm" svg:y2="3.342cm" draw:start-shape="id72" draw:start-glue-point="1" draw:end-shape="id73" draw:end-glue-point="3" svg:d="M12219 4462h3340v-1120h2748">
          <text:p/>
        </draw:connector>
        <draw:rect draw:style-name="gr1" draw:text-style-name="P1" xml:id="id74" draw:id="id74" draw:layer="layout" svg:width="1.004cm" svg:height="0.324cm" svg:x="11.215cm" svg:y="4.7cm">
          <text:p/>
        </draw:rect>
        <draw:connector draw:style-name="gr14" draw:layer="layout" draw:line-skew="0.724cm" svg:x1="12.219cm" svg:y1="4.862cm" svg:x2="18.308cm" svg:y2="4.043cm" draw:start-shape="id74" draw:start-glue-point="1" draw:end-shape="id75" draw:end-glue-point="3" svg:d="M12219 4862h3762v-819h2327">
          <text:p/>
        </draw:connector>
        <draw:rect draw:style-name="gr10" draw:text-style-name="P7" xml:id="id75" draw:id="id75" draw:layer="layout" svg:width="1.215cm" svg:height="0.623cm" svg:x="18.308cm" svg:y="3.732cm">
          <text:p><text:span text:style-name="T6">TSt</text:span></text:p>
        </draw:rect>
        <draw:rect draw:style-name="gr1" draw:text-style-name="P1" xml:id="id76" draw:id="id76" draw:layer="layout" svg:width="1.004cm" svg:height="0.324cm" svg:x="11.215cm" svg:y="5.1cm">
          <text:p/>
        </draw:rect>
        <draw:connector draw:style-name="gr8" draw:layer="layout" draw:line-skew="1.145cm" svg:x1="12.219cm" svg:y1="5.262cm" svg:x2="18.309cm" svg:y2="4.744cm" draw:start-shape="id76" draw:start-glue-point="1" draw:end-shape="id77" draw:end-glue-point="3" svg:d="M12219 5262h4184v-518h1906">
          <text:p/>
        </draw:connector>
        <draw:rect draw:style-name="gr10" draw:text-style-name="P7" xml:id="id77" draw:id="id77" draw:layer="layout" svg:width="1.215cm" svg:height="0.623cm" svg:x="18.309cm" svg:y="4.433cm">
          <text:p><text:span text:style-name="T6">TIm</text:span></text:p>
        </draw:rect>
        <draw:rect draw:style-name="gr1" draw:text-style-name="P1" xml:id="id56" draw:id="id56" draw:layer="layout" svg:width="1.015cm" svg:height="0.416cm" svg:x="9.116cm" svg:y="3.808cm">
          <text:p/>
        </draw:rect>
        <draw:rect draw:style-name="gr1" draw:text-style-name="P1" xml:id="id78" draw:id="id78" draw:layer="layout" svg:width="1.004cm" svg:height="0.324cm" svg:x="11.215cm" svg:y="3.5cm">
          <text:p/>
        </draw:rect>
        <draw:rect draw:style-name="gr10" draw:text-style-name="P7" xml:id="id79" draw:id="id79" draw:layer="layout" svg:width="1.215cm" svg:height="0.623cm" svg:x="18.307cm" svg:y="1.631cm">
          <text:p><text:span text:style-name="T6">TSt</text:span></text:p>
        </draw:rect>
        <draw:connector draw:style-name="gr8" draw:layer="layout" draw:line-skew="-0.542cm" svg:x1="12.219cm" svg:y1="3.662cm" svg:x2="18.307cm" svg:y2="1.942cm" draw:start-shape="id78" draw:start-glue-point="1" draw:end-shape="id79" draw:end-glue-point="3" svg:d="M12219 3662h2496v-1720h3592">
          <text:p/>
        </draw:connector>
        <draw:rect draw:style-name="gr9" draw:text-style-name="P7" draw:layer="layout" svg:width="0.714cm" svg:height="3.744cm" svg:x="1.552cm" svg:y="3.038cm">
          <text:p><text:span text:style-name="T6">M</text:span></text:p>
          <text:p><text:span text:style-name="T6">E</text:span></text:p>
          <text:p><text:span text:style-name="T6">M</text:span></text:p>
        </draw:rect>
        <draw:connector draw:style-name="gr16" draw:layer="layout" svg:x1="11.717cm" svg:y1="3.5cm" svg:x2="12.41cm" svg:y2="2.663cm" draw:start-shape="id78" draw:start-glue-point="0" draw:end-shape="id80" draw:end-glue-point="2" svg:d="M11717 3500v-412h693v-425">
          <text:p/>
        </draw:connector>
        <draw:rect draw:style-name="gr10" draw:text-style-name="P7" xml:id="id80" draw:id="id80" draw:layer="layout" svg:width="1.233cm" svg:height="0.623cm" svg:x="11.794cm" svg:y="2.04cm">
          <text:p><text:span text:style-name="T6">TAi</text:span></text:p>
        </draw:rect>
        <draw:rect draw:style-name="gr13" draw:text-style-name="P5" xml:id="id52" draw:id="id52" draw:layer="layout" svg:width="3.17cm" svg:height="2.995cm" svg:x="9.043cm" svg:y="3.288cm">
          <text:p text:style-name="P4"><text:span text:style-name="T3">Fsm</text:span></text:p>
          <text:p text:style-name="P4"><text:span text:style-name="T4"><text:s text:c="4"/></text:span><text:span text:style-name="T4">FiniteStateMachine</text:span><text:span text:style-name="T3"> </text:span></text:p>
        </draw:rect>
        <draw:rect draw:style-name="gr10" draw:text-style-name="P7" xml:id="id57" draw:id="id57" draw:layer="layout" svg:width="1.215cm" svg:height="0.623cm" svg:x="5.395cm" svg:y="2.041cm">
          <text:p><text:span text:style-name="T6">RAi</text:span></text:p>
        </draw:rect>
        <draw:rect draw:style-name="gr13" draw:text-style-name="P5" xml:id="id53" draw:id="id53" draw:layer="layout" svg:width="3.393cm" svg:height="1.632cm" svg:x="3.644cm" svg:y="7.763cm">
          <text:p text:style-name="P4"><text:span text:style-name="T3">Tsd</text:span></text:p>
          <text:p text:style-name="P4"><text:span text:style-name="T4"><text:s text:c="4"/></text:span><text:span text:style-name="T4">TcpSegmentDropper</text:span><text:span text:style-name="T3"> </text:span></text:p>
        </draw:rect>
        <draw:rect draw:style-name="gr1" draw:text-style-name="P1" xml:id="id81" draw:id="id81" draw:layer="layout" svg:width="0.593cm" svg:height="0.416cm" svg:x="10.757cm" svg:y="11.358cm">
          <text:p/>
        </draw:rect>
        <draw:rect draw:style-name="gr1" draw:text-style-name="P1" xml:id="id82" draw:id="id82" draw:layer="layout" svg:width="0.593cm" svg:height="0.343cm" svg:x="10.758cm" svg:y="10.058cm">
          <text:p/>
        </draw:rect>
        <draw:connector draw:style-name="gr8" draw:layer="layout" svg:x1="11.053cm" svg:y1="11.358cm" svg:x2="11.054cm" svg:y2="10.401cm" draw:start-shape="id81" draw:start-glue-point="0" draw:end-shape="id82" draw:end-glue-point="2" svg:d="M11053 11358v-478h1v-479">
          <text:p/>
        </draw:connector>
        <draw:rect draw:style-name="gr13" draw:text-style-name="P5" xml:id="id48" draw:id="id48" draw:layer="layout" svg:width="3.975cm" svg:height="1.248cm" svg:x="8.641cm" svg:y="9.184cm">
          <text:p text:style-name="P4"><text:span text:style-name="T3">Csa</text:span></text:p>
          <text:p text:style-name="P4"><text:span text:style-name="T4"><text:s text:c="4"/></text:span><text:span text:style-name="T4">CheckSumAccumulator</text:span><text:span text:style-name="T3"> </text:span></text:p>
        </draw:rect>
        <draw:rect draw:style-name="gr13" draw:text-style-name="P5" xml:id="id47" draw:id="id47" draw:layer="layout" svg:width="3.262cm" svg:height="1.323cm" svg:x="8.997cm" svg:y="11.334cm">
          <text:p text:style-name="P4"><text:span text:style-name="T3">Iph</text:span></text:p>
          <text:p text:style-name="P4"><text:span text:style-name="T4"><text:s text:c="4"/></text:span><text:span text:style-name="T4">InsertPseudoHeader</text:span><text:span text:style-name="T3"> </text:span></text:p>
        </draw:rect>
        <draw:connector draw:style-name="gr8" draw:layer="layout" svg:x1="18.298cm" svg:y1="8.744cm" svg:x2="12.172cm" svg:y2="8.196cm" draw:start-shape="id83" draw:start-glue-point="3" draw:end-shape="id84" draw:end-glue-point="1" svg:d="M18298 8744h-3063v-548h-3063">
          <text:p/>
        </draw:connector>
        <draw:rect draw:style-name="gr1" draw:text-style-name="P1" xml:id="id61" draw:id="id61" draw:layer="layout" svg:width="1.004cm" svg:height="0.25cm" svg:x="11.168cm" svg:y="6.956cm">
          <text:p/>
        </draw:rect>
        <draw:rect draw:style-name="gr1" draw:text-style-name="P1" xml:id="id84" draw:id="id84" draw:layer="layout" svg:width="1.004cm" svg:height="0.249cm" svg:x="11.168cm" svg:y="8.072cm">
          <text:p/>
        </draw:rect>
        <draw:rect draw:style-name="gr13" draw:text-style-name="P5" xml:id="id50" draw:id="id50" draw:layer="layout" svg:width="3.131cm" svg:height="1.579cm" svg:x="9.063cm" svg:y="6.865cm">
          <text:p text:style-name="P4"><text:span text:style-name="T3">Mdh</text:span></text:p>
          <text:p text:style-name="P4"><text:span text:style-name="T4"><text:s text:c="4"/></text:span><text:span text:style-name="T4">MetaDataHandler</text:span><text:span text:style-name="T3"> </text:span></text:p>
        </draw:rect>
        <draw:line draw:style-name="gr17" draw:layer="layout" svg:x1="0.915cm" svg:y1="13.604cm" svg:x2="19.441cm" svg:y2="0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21H36M29S</meta:editing-duration>
    <meta:editing-cycles>202</meta:editing-cycles>
    <meta:generator>OpenOffice/4.1.6$Unix OpenOffice.org_project/416m1$Build-9790</meta:generator>
    <dc:date>2019-11-22T14:57:21</dc:date>
    <dc:creator>Francois Abel</dc:creator>
    <meta:printed-by>Francois Abel</meta:printed-by>
    <meta:print-date>2018-11-01T20:08:16.68</meta:print-date>
    <meta:document-statistic meta:object-count="191"/>
  </office:meta>
</office:document-meta>
</file>